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ffff" draw:marker-start-width="0.5cm" draw:marker-end-width="0.5cm" draw:fill="solid" draw:fill-color="#ff0000" draw:textarea-horizontal-align="justify" draw:textarea-vertical-align="middle" draw:auto-grow-height="false" fo:min-height="1.268cm" fo:min-width="1.019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1.354cm" fo:min-width="0cm" draw:shadow="hidden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72pt" style:font-size-asian="60pt" style:font-size-complex="60pt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89cm" svg:height="2.286cm" svg:x="0.103cm" svg:y="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1.213cm" svg:height="1.773cm" svg:x="0.643cm" svg:y="0.363cm" svg:viewBox="0 0 1214 1774" svg:d="M1214 494c0 62-9 117-27 166s-44 94-78 135-90 90-166 146l-100 74c-59 43-103 88-132 135-29 48-44 100-45 156h-217c2-57 11-107 27-150s37-81 62-114c26-33 55-63 87-89s65-51 98-74c33-24 66-47 97-71 32-24 61-50 85-79 25-29 45-61 61-98 15-36 22-79 22-127 0-95-32-169-96-224-64-54-154-82-269-82-116 0-208 29-276 87s-107 138-119 238l-228-15c21-163 86-289 193-377 108-87 250-131 427-131 185 0 330 44 435 131 106 87 159 208 159 363zM439 1774v-250h242v25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.5cm" fo:page-height="2.5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8T16:23:03.879121446</meta:creation-date>
    <dc:date>2017-12-21T10:40:26.988000000</dc:date>
    <meta:editing-duration>PT8M52S</meta:editing-duration>
    <meta:editing-cycles>3</meta:editing-cycles>
    <meta:generator>LibreOffice/5.3.7.2$Windows_X86_64 LibreOffice_project/6b8ed514a9f8b44d37a1b96673cbbdd077e24059</meta:generator>
    <meta:document-statistic meta:object-count="2"/>
  </office:meta>
</office:document-meta>
</file>